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 svg:font-family="'Lohit Hindi'"/>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635cm" fo:text-align="center" style:justify-single-word="false" fo:text-indent="0cm" style:auto-text-indent="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fo:font-size="12pt" fo:language="en" fo:country="GB" fo:font-weight="normal" style:font-size-asian="12pt" style:language-asian="en" style:country-asian="GB"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bold" style:font-size-asian="12pt" style:font-weight-asian="bold"/>
    </style:style>
    <style:style style:name="P5" style:family="paragraph" style:parent-style-name="Standard">
      <style:paragraph-properties fo:text-align="center" style:justify-single-word="false"/>
      <style:text-properties style:font-name="Courier New" fo:font-size="10pt" fo:language="en" fo:country="GB" fo:font-weight="normal" style:font-size-asian="10pt" style:language-asian="en" style:country-asian="GB" style:font-weight-asian="normal" style:font-name-complex="Courier New" style:font-size-complex="10pt" style:font-weight-complex="normal"/>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210f777"/>
    </style:style>
    <style:style style:name="P8" style:family="paragraph" style:parent-style-name="Standard">
      <style:paragraph-properties fo:text-align="justify" style:justify-single-word="false"/>
      <style:text-properties officeooo:rsid="0210f777" officeooo:paragraph-rsid="0210f777"/>
    </style:style>
    <style:style style:name="P9" style:family="paragraph" style:parent-style-name="Standard">
      <style:paragraph-properties fo:text-align="justify" style:justify-single-word="false"/>
      <style:text-properties officeooo:rsid="0211c1b7" officeooo:paragraph-rsid="0211c1b7"/>
    </style:style>
    <style:style style:name="P10" style:family="paragraph" style:parent-style-name="Standard">
      <style:paragraph-properties fo:text-align="justify" style:justify-single-word="false"/>
      <style:text-properties officeooo:rsid="0211ee78" officeooo:paragraph-rsid="0211ee78"/>
    </style:style>
    <style:style style:name="P11" style:family="paragraph" style:parent-style-name="Standard">
      <style:paragraph-properties fo:text-align="justify" style:justify-single-word="false"/>
      <style:text-properties officeooo:rsid="0212d9d6" officeooo:paragraph-rsid="0212d9d6"/>
    </style:style>
    <style:style style:name="P12" style:family="paragraph" style:parent-style-name="Standard">
      <style:paragraph-properties fo:text-align="justify" style:justify-single-word="false"/>
      <style:text-properties officeooo:rsid="021424b7" officeooo:paragraph-rsid="021424b7"/>
    </style:style>
    <style:style style:name="P13" style:family="paragraph" style:parent-style-name="Standard">
      <style:paragraph-properties fo:text-align="justify" style:justify-single-word="false"/>
      <style:text-properties officeooo:rsid="02144de6" officeooo:paragraph-rsid="02144de6"/>
    </style:style>
    <style:style style:name="P14" style:family="paragraph" style:parent-style-name="Standard">
      <style:paragraph-properties fo:margin-left="0cm" fo:margin-right="0cm" fo:text-align="justify" style:justify-single-word="false" fo:text-indent="0cm" style:auto-text-indent="false"/>
    </style:style>
    <style:style style:name="P15" style:family="paragraph" style:parent-style-name="Heading_20_1">
      <style:paragraph-properties fo:text-align="justify" style:justify-single-word="false"/>
    </style:style>
    <style:style style:name="P16" style:family="paragraph" style:parent-style-name="Heading_20_1">
      <style:paragraph-properties fo:text-align="justify" style:justify-single-word="false"/>
      <style:text-properties officeooo:rsid="0214619e" officeooo:paragraph-rsid="0214619e"/>
    </style:style>
    <style:style style:name="P17" style:family="paragraph" style:parent-style-name="Heading_20_1">
      <style:paragraph-properties fo:text-align="justify" style:justify-single-word="false"/>
      <style:text-properties officeooo:rsid="021564f1" officeooo:paragraph-rsid="021564f1"/>
    </style:style>
    <style:style style:name="P18" style:family="paragraph" style:parent-style-name="Heading_20_1">
      <style:paragraph-properties fo:text-align="justify" style:justify-single-word="false"/>
      <style:text-properties officeooo:rsid="02170eec" officeooo:paragraph-rsid="02170eec"/>
    </style:style>
    <style:style style:name="P19" style:family="paragraph" style:parent-style-name="Heading_20_1">
      <style:paragraph-properties fo:text-align="justify" style:justify-single-word="false"/>
      <style:text-properties officeooo:rsid="02177c07" officeooo:paragraph-rsid="02177c07"/>
    </style:style>
    <style:style style:name="P20" style:family="paragraph" style:parent-style-name="Heading_20_1">
      <style:paragraph-properties fo:text-align="justify" style:justify-single-word="false"/>
      <style:text-properties officeooo:rsid="021889d5" officeooo:paragraph-rsid="021889d5"/>
    </style:style>
    <style:style style:name="P21" style:family="paragraph" style:parent-style-name="Heading_20_1" style:list-style-name="">
      <style:paragraph-properties fo:margin-left="0cm" fo:margin-right="0cm" fo:text-align="justify" style:justify-single-word="false" fo:text-indent="0cm" style:auto-text-indent="false"/>
    </style:style>
    <style:style style:name="P22" style:family="paragraph" style:parent-style-name="Standard">
      <style:paragraph-properties fo:text-align="justify" style:justify-single-word="false"/>
      <style:text-properties officeooo:rsid="0211ee78" officeooo:paragraph-rsid="0211ee78"/>
    </style:style>
    <style:style style:name="P23" style:family="paragraph" style:parent-style-name="Standard">
      <style:paragraph-properties fo:text-align="justify" style:justify-single-word="false"/>
      <style:text-properties officeooo:rsid="021424b7" officeooo:paragraph-rsid="021424b7"/>
    </style:style>
    <style:style style:name="P24" style:family="paragraph" style:parent-style-name="Standard">
      <style:paragraph-properties fo:text-align="justify" style:justify-single-word="false"/>
      <style:text-properties officeooo:rsid="02144de6" officeooo:paragraph-rsid="02144de6"/>
    </style:style>
    <style:style style:name="P25" style:family="paragraph" style:parent-style-name="Standard">
      <style:paragraph-properties fo:text-align="justify" style:justify-single-word="false"/>
      <style:text-properties style:text-position="0% 100%" style:font-name="Times New Roman1" fo:font-style="normal" fo:font-weight="normal" officeooo:rsid="00b8fa85" style:font-name-asian="宋体" style:font-style-asian="normal" style:font-weight-asian="normal" style:font-name-complex="Times New Roman" style:font-style-complex="normal" style:font-weight-complex="normal"/>
    </style:style>
    <style:style style:name="P26" style:family="paragraph" style:parent-style-name="Standard">
      <style:paragraph-properties fo:text-align="center" style:justify-single-word="false"/>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style:text-properties fo:font-style="italic" fo:font-weight="normal" officeooo:rsid="02199ee3" officeooo:paragraph-rsid="02199ee3" style:font-style-asian="italic" style:font-weight-asian="normal" style:font-style-complex="italic" style:font-weight-complex="normal"/>
    </style:style>
    <style:style style:name="P29" style:family="paragraph" style:parent-style-name="Standard" style:master-page-name="Standard">
      <style:paragraph-properties style:page-number="auto"/>
      <style:text-properties fo:language="en" fo:country="GB" style:language-asian="it" style:country-asian="IT"/>
    </style:style>
    <style:style style:name="P30" style:family="paragraph" style:parent-style-name="Frame_20_contents">
      <style:paragraph-properties fo:text-align="center" style:justify-single-word="false"/>
      <style:text-properties fo:font-size="14pt" fo:font-weight="bold" officeooo:rsid="0218e4cf" officeooo:paragraph-rsid="0218e4cf" style:font-size-asian="14pt" style:font-weight-asian="bold" style:font-size-complex="14pt" style:font-weight-complex="bold"/>
    </style:style>
    <style:style style:name="P31" style:family="paragraph" style:parent-style-name="References">
      <style:paragraph-properties fo:text-align="justify" style:justify-single-word="false"/>
      <style:text-properties officeooo:rsid="01f61d54" officeooo:paragraph-rsid="01f61d54"/>
    </style:style>
    <style:style style:name="P32" style:family="paragraph" style:parent-style-name="References">
      <style:paragraph-properties fo:text-align="justify" style:justify-single-word="false"/>
      <style:text-properties officeooo:rsid="01f7e684" officeooo:paragraph-rsid="01f7e684"/>
    </style:style>
    <style:style style:name="P33" style:family="paragraph" style:parent-style-name="References">
      <style:paragraph-properties fo:text-align="justify" style:justify-single-word="false"/>
      <style:text-properties fo:font-size="9pt" style:font-size-asian="9pt" style:font-size-complex="9pt"/>
    </style:style>
    <style:style style:name="P34" style:family="paragraph" style:parent-style-name="References">
      <style:paragraph-properties fo:text-align="justify" style:justify-single-word="false"/>
      <style:text-properties officeooo:paragraph-rsid="01ff3442"/>
    </style:style>
    <style:style style:name="T1" style:family="text">
      <style:text-properties fo:font-variant="normal" fo:text-transform="none" fo:color="#000000" style:font-name="Times New Roman" fo:letter-spacing="normal" fo:font-style="normal" fo:font-weight="normal"/>
    </style:style>
    <style:style style:name="T2" style:family="text">
      <style:text-properties fo:font-variant="normal" fo:text-transform="none" fo:color="#000000" style:font-name="Times New Roman" fo:letter-spacing="normal" fo:font-style="normal" fo:font-weight="normal" style:font-weight-asian="normal" style:font-weight-complex="normal"/>
    </style:style>
    <style:style style:name="T3" style:family="text">
      <style:text-properties fo:font-variant="normal" fo:text-transform="none" fo:color="#000000" style:font-name="Times New Roman" fo:letter-spacing="normal" fo:font-style="normal" fo:font-weight="normal" officeooo:rsid="01f9cc75" style:font-weight-asian="normal" style:font-weight-complex="normal"/>
    </style:style>
    <style:style style:name="T4" style:family="text">
      <style:text-properties fo:font-variant="normal" fo:text-transform="none" fo:color="#000000" style:font-name="Times New Roman" fo:letter-spacing="normal" fo:font-style="normal" fo:font-weight="normal" style:font-style-asian="normal" style:font-style-complex="normal"/>
    </style:style>
    <style:style style:name="T5" style:family="text">
      <style:text-properties fo:font-variant="normal" fo:text-transform="none" fo:color="#000000" style:font-name="Times New Roman" fo:letter-spacing="normal" fo:font-style="normal" fo:font-weight="bold" style:font-weight-asian="normal" style:font-weight-complex="normal"/>
    </style:style>
    <style:style style:name="T6" style:family="text">
      <style:text-properties fo:font-variant="normal" fo:text-transform="none" fo:color="#000000" style:font-name="Times New Roman" fo:letter-spacing="normal" fo:font-style="italic" fo:font-weight="normal"/>
    </style:style>
    <style:style style:name="T7" style:family="text">
      <style:text-properties fo:font-variant="normal" fo:text-transform="none" fo:color="#000000" style:font-name="Times New Roman" fo:font-size="9pt" fo:letter-spacing="normal" fo:font-style="normal" fo:font-weight="normal" style:font-size-asian="9pt" style:font-size-complex="9pt"/>
    </style:style>
    <style:style style:name="T8" style:family="text">
      <style:text-properties style:text-position="super 58%"/>
    </style:style>
    <style:style style:name="T9" style:family="text">
      <style:text-properties style:text-position="0% 100%"/>
    </style:style>
    <style:style style:name="T10" style:family="text">
      <style:text-properties style:text-position="0% 100%" officeooo:rsid="01f766c2"/>
    </style:style>
    <style:style style:name="T11" style:family="text">
      <style:text-properties officeooo:rsid="01fc0053"/>
    </style:style>
    <style:style style:name="T12" style:family="text">
      <style:text-properties officeooo:rsid="021b4fb2"/>
    </style:style>
    <style:style style:name="T13" style:family="text">
      <style:text-properties officeooo:rsid="021d3d6d"/>
    </style:style>
    <style:style style:name="T14" style:family="text">
      <style:text-properties officeooo:rsid="02222fc9"/>
    </style:style>
    <style:style style:name="T15" style:family="text">
      <style:text-properties officeooo:rsid="0225bf75"/>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draw:fill="solid" draw:fill-color="#ffffff" draw:opacity="100%" fo:padding="0.002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
        <text:sequence-decl text:display-outline-level="0" text:name="Fig"/>
      </text:sequence-decls>
      <text:p text:style-name="P29"><draw:frame draw:style-name="fr1" draw:name="Frame1" text:anchor-type="char" svg:x="0.025cm" svg:y="0cm" svg:width="18.299cm" svg:height="3.972cm" draw:z-index="0"><draw:text-box><text:p text:style-name="P30">CCN for Automatic Data Collection and Filtering</text:p><text:p text:style-name="Frame_20_contents"/><text:p text:style-name="Frame_20_contents"/><text:p text:style-name="P3">Saverio Meucci</text:p><text:p text:style-name="P5">s.meucci91@gmail.com</text:p></draw:text-box></draw:frame></text:p>
      <text:p text:style-name="P4">Abstract</text:p>
      <text:p text:style-name="P26"/>
      <text:p text:style-name="P28">In this paper it is presented a procedure to automatically create a large dataset of images containing faces, that will be used to train a CNN. This procedure is based on two phases: first, the automatic collection of the images thanks to some search engine and second, a filtering both automatic, thank to a pre-trained CNN, and manual, with the help of a tool for visual validation.</text:p>
      <text:h text:style-name="P15" text:outline-level="1">Introduction</text:h>
      <text:p text:style-name="P6"/>
      <text:p text:style-name="P6"><text:tab/><text:span text:style-name="T12">Modern convolutional neural networks (CNNs) show more and more promising results in today's research. However, training such networks to have the best possible performance require a huge amount of data. Acquire those data is not always an easy task: most very large dataset are non freely available to the public; also, build from scratch such a huge dataset of millions of contents, like images, <text:s/>require a remarkable effort, not only in terms of acquiring those contents, but especially in terms of the annotation process, meaning a ground-truth creation, fundamental for any training technique.</text:span></text:p>
      <text:p text:style-name="P6"><text:tab/><text:span text:style-name="T13">This different of accessibility to data represents a bottleneck for the research in this field, where only research teams with adequate resources can afford to obtain or directly create large datasets and therefore do experiments and achieve results that are significant, since the number of very large dataset publicly available is quite small.</text:span></text:p>
      <text:p text:style-name="P6"><text:tab/><text:span text:style-name="T14">In this paper is the creation of procedure thanks to which acquire a large dataset of images that can be used in the training process of a CNN. This procedure takes advantage of the modern search engines, and, at the same time, has the objective of decreasing at a minimum the cost in terms of human time necessary to the acquisition and annotations of the images of the dataset, from the collection phase to the filtering and classification phases, leaving to a human user only the final phase that consists of a visual validation of the automatically obtained results.</text:span></text:p>
      <text:p text:style-name="P6"><text:tab/><text:span text:style-name="T15">As anticipated earlier, this procedure is divided in two main phases. The first one consists in the creation of the dataset, that is the acquisition of the images from the web; the last phase, instead, consists in the filtering of the acquired images, thank to the usage of a face detector and a classification process. This phase has the task of clean up the dataset in order to make it usable for a training process of a CNN. Finally the results are validated by a human user with the help of customized web tool.</text:span></text:p>
      <text:h text:style-name="P16" text:outline-level="1">Dataset Creation</text:h>
      <text:p text:style-name="P7"/>
      <text:p text:style-name="P9"><text:tab/>La prima fase di creazione del dataset si base sull'acquisizione di tale immagini sfruttando i moderni motori di ricerca. E' necessario quindi ottenere una lista di personalità che siano sufficientemente celebri, in modo che per ciascuna identità ci siano un numero elevato ( tra 500 e 1000) di immagini disponibili sui motori di ricerca. </text:p>
      <text:p text:style-name="P9">Una volta fissata la lista di identità di cui si vogliono ottenere le immagini, si può passare all'acquisizione delle stesse. </text:p>
      <text:p text:style-name="P9">La procedura sviluppata divide tale acquisizione in due parti: una fase di collezione e una fase di download. </text:p>
      <text:p text:style-name="P9">Fase di collezione: la fase di collezione sfrutta tre motori di ricerca, ovvero bing, yahoo, aol per fare query ed ottenere le immagini per un'identità specificata. Tale query restituisce la pagina html che si vede in un browser, ovvero una lista di immagini con la possibilità di scrollare in basso la pagina per ottenerne di nuove. Fare una richiesta html a tale pagina restituisce solo una numero limitato di immagini per identità; è quindi necessario ripetere un certo numero di volte la query, incrementando opportunamente il numero di pagina (un offset) <text:s/>per non ottenere le stesse immagini ogni volta. In queste pagine html saranno presenti dei link alle immagini relative alla ricerca. Ogni motore di ricerca ha un diverso layout della pagina html di risposta ed un diverso modo di presentare tali link; è quindi necessario creare dei parser ad hoc per ciascuno motore di ricerca utilizzato in modo da estrapolare correttamente i link. Inoltre essendo tali motori di ricerca suscettibili a molteplici richiede successive, sono stati utilizzati due proxy che si alternavano i motori di ricerca in modo da bilanciare il numero di richieste in modo da non saturarle e rendere vana la query. Una volta estrapolati i link dalle pagine html relative ad un'identità, questi veniva saltati su un database insieme alla motore di ricerca utilizzato per ottenerle, il ranking, e l'identità associata. </text:p>
      <text:p text:style-name="P9"><text:soft-page-break/>Fase di download: una volta costrutito il database di link, si può procedere alla fase di download e creazione fisica di un dataset di immagini associato alle varie identità. Questa fase non richiede particolare accorgimenti come l'uso di proxy per mascherare il propri ip, poichè il numero di link che provengono dalla stesso indirizzo ip, e quindi il numero di richieste fatte a questo e irrisorio rispetto alla fase precedente dove l'indirizzo era il solito, ovvero quello dei motori di ricerca. </text:p>
      <text:p text:style-name="P9">Dopo queste due fasi ottengo la creazione di un dataset di immagini prese automaticamente dal web associate a ciascuna identità. Le dimensioni di tale dataset sono personalizzabili in base al numero di identità di cui si vuole effettuare la query e al numero di link da ottenere per ciascuna identità dai vari motori di ricerca.</text:p>
      <text:p text:style-name="P8"/>
      <text:h text:style-name="P17" text:outline-level="1">Face Detector</text:h>
      <text:p text:style-name="P7"/>
      <text:p text:style-name="P10"><text:tab/>La fase precendete aveva il compito di acquisire fisicamente (digitalmente) le immagini per ottenere un dataset di grandi dimensioni. Le fasi successive hanno invece il compito di pulire tale dataset da immagini non pertinenti con l'identità a cui si riferiscono. Infatti facendo una ricerca utilizzando come query, ad esempio, una celebrità, restituire una grande quantità di immagini non tutte le quali conterrano l'identità stessa, ma ci saranno errori, immagini che non c'entrano nulla, eccetera. Quindi occore ripulire il dataset ottenuto per ciascuna identità. Inoltre l'obiettivo di questo elaborato è la creazione di un dataset di immagini di facce, quindi è necessario identificare la faccia dell'identità interessata all'interno delle immagini ottenute. </text:p>
      <text:p text:style-name="P10">La successiva fase si occupa proprio di questo, ovvero identificare le facce nelle immagini associate alle varie identità. Tale compito viene svolta tramite un face detector, scritto in c++ grazie alla libreria dlib e con il quale è stato creato un eseguibile che per ciascuna immagine ritorna il coordinate delle bounding box relative alle facce trovati. Dlib utilizza un metodo di detection delle facce basato su HOG, histogram of gradient. Ovviamente, in alcune immagini non ci saranno facce, in altre ci sarà la facce dell'identità relative e in altre ancora ci saranno più facce, l'identità corretta associata alla query più altre persone presenti nella foto. Indipendentemente da questo, problema che sarà preso in considerazione successivamente, questa fase si occupa quindi di processare ciascuna immagine del dataset con un face detector ed ottenere le coordinate delle bounding box relative alle facce trovate e salvare tali coordinate su un database mantenendo ovviamente l'associazione con l'immagine e l'identità corrispondente.</text:p>
      <text:h text:style-name="P18" text:outline-level="1">Duplicate Removal</text:h>
      <text:p text:style-name="P7"/>
      <text:p text:style-name="P10"><text:tab/>Chiunque nell'utilizzo quotidiano di un motore di ricerca di immagini, si sarà occorto che nei risultati sono spesso comprese immagini duplicate sia perchè fanno riferimento allo stesso indirizzo o perchè contengono la stessa immagine per salvata a due indirizzi differenti. Quindi dopo la creazione del dataset avrò un certo numero di immagini duplicate per ciascuna identità. Tale fenomeno non è desiderabile, poichè tali immagini dovranno essere utilizzate in una fase di training, che deve essere in grado di generalizzare il più possibile ciò che sta cercando di apprendere in modo poi da essere in grado di predire e classificare il più correttamente possibile. Immagini duplicate sono quindi informazioni duplicate che non aggiungo nulla al processo di generalizzazione, nel caso interessato, di una faccia di un'identità. Occorre quindi eliminare, o comunque tentare di ridurre il più possibile i duplicati nel dataset, attraverso una fase di duplicate removal. In questa face le immagini diventano un crop delle immagine originale relativo alla bounding box allargata, in modo prendere in considerazione oltre alla faccia anche un po' di contesto dello sfondo, ma non tutta l'immagine in modo da ridurre le esigenze computazionali, dato che il processo deve essere eseguito su potenzialmente milioni di immagini. Ciò viene fatto calcolando quindi per ciascuna immagine un descrittore usando VLAD. Tale descrittore viene utilizzato poi per clusterizzare le varie immagini in gruppi di immagini simili, in teoria quindi le immagini duplicate si ritroveranno nello stesso cluster. Per ciascun cluster viene selezionato solo un elemento, rimuovendo così i duplicati. Anche in questo caso tutte le informazione vengono salvate in una tabella del database, senza prendere nessuna decisione finale sulle immagini fisiche, ovvero non si cancellano immagini che sarebbero da scartare, perchè ci potrebbero sempre essere degli errori e visto gli sforzi richiesti per ottenere tali immagini e meglio andarci prudenti.</text:p>
      <text:h text:style-name="P19" text:outline-level="1">Classificazione</text:h>
      <text:p text:style-name="P7"/>
      <text:p text:style-name="P11"><text:tab/>Arrivati a questo punto ho creat un dataset ed un database di informazioni, grazie alle quali posso ottenere un dataset di immagini contenenti facce, in cui i duplicati sono stati rimossi, associati a ciascuna identità. Ciò di cui non siamo ancora sicuri è proprio l'associazione fra facce e identità: l'immagine originale potrebbe contenere più facce dando quindi vita a più immagini contenenti ciascuna una faccia ma senza sapere quali di queste è da associare correttamente all'identità; inoltre il face detector potrebbe aver sbagliato ed avere identificato come faccia ciò che in realtà non lo è. </text:p>
      <text:p text:style-name="P11"><text:soft-page-break/>E' quindi necessaria una fase di classificazione delle immagini in modo da pulire il dataset da ciò che non è rilevante o sbagliato, ovvero che non contiene la faccia dell'identità relativa. </text:p>
      <text:p text:style-name="P11">Innanzitutto, in questa fase le immagini sono le immagini estrapolate grazie alle coordinate della bounding box, in modo da concentrarsi sullo sul volto trovato. Sfruttando una cnn pre addestrata su 1000 identità con facce, viene estrapolato dalla rete l'ultimo layer di convoluzione come descrittore delle immagini. Successivamente vengono prese le 50 migliori immagini per ciascuna identità scelte in base al ranking di download, assumendo che le immagini più pertinenti e quindi contenti la facce dell'identità relativa abbiano ranking più alto. Tale 50 immagini per identità vengono utilizzate per addestrare un svm lineare. Per cercare di ridurre la complessità computazionale ciascuna identità viene addestrata contro altre k (5) identità scelte a caso. Ciò non compromette la precisione della classificazione per in questa fase non ci interessa classificare correttamente un'immagine associandola all'identità giusta, ma stabilire su un'immagine che si presuppone essere associata ad un'identità, lo è veramente. Quindi si tratta di una classificazione lineare per ciascuna identità e quindi dovremmo creare un modello, ovvero addestrare ciascuna identità separatamente. E' meno costo addestrare molti modelli ma con un dataset di dimensioni più contenute che creare un unico modello con un dataset di dimensioni enormi. </text:p>
      <text:p text:style-name="P11">Quindi una volta terminato l'addestramento, otterrò un modello che utilizzerò per classificare le facce ottenute dalle fasi precendenti, per eliminare quelle che non appartengono alla relativa identità. I risultati della classificazione vengono salvati su un database.</text:p>
      <text:h text:style-name="P19" text:outline-level="1">Validation</text:h>
      <text:p text:style-name="P7"/>
      <text:p text:style-name="P12"><text:tab/>Ovviamente la fase di classificazione non è perfetta ma è soggetta ad un certo grado di precisione. Questo dipende da un problema intrinseco del machine learning, ma anche dalla possibilià che le immagini utilizzate per la fase di training non siano sufficientemente pulite. A due facce che stavano nella stessa immagini verrà assegnato lo stesso ranking, ma solo una faccia sarà effettivamente dell'identità corretta. Tuttavia, essendo impossibile distinguere nelle fasi precedenti questa differenza, se il ranking dell'immagine originale era alto, entrambe verranno utilizzate per il training, quindi avrò addestrato il modello con un dataset non pulito. </text:p>
      <text:p text:style-name="P12">Per risolvere questi errori, e per valutare la precisione di questa procedura, è stato creato un metodo per la validazione visuale da parte di un utente umano dei risultati ottenuti dalle fasi precedenti e in particolare della classificazione. Per tale validazione visuale è stato creato una pagina web, grazie al quale vengono mostrate all'utente, per ciascuna identità le immagini associate ed i risultati della classicazione. Le immagini originali vengono croppate utilizzando le bounding box allargate, per permettere una corretta e più leggera visualizzazione sulla pagina web. Le immagini (facce) con un bordo rosso saranno quelle che il classificatore ha considerato non relative all'identità mentre quelle senza bordo le ha considerato relative all'identità relative. L'utente può interagire scorrendo le varie identità e/o le varie immagini mostrate in una galleria ma soprattutto tramite doppio click potrà correggere i risultati della classificazione. Facendo doppio click su un immagine senza bordo, questa diventerà con bordo rosso, ovvero l'utente afferma che tale immagine è stata scorrettamente classificata come relative all'identità in considerazione. Viceversa, facendo doppio click su un'immagine con bordo rosso, diventerà senza bordo, affermando quindi che tale immagine appartiene all'identità in considerazione, contrariamente a quanto predetto dalla fase di classificazione. Tale processo è più veloce di una annotazione standard perchè l'utente deve solo validare dei risultati, non stabilirli lui fin dall'inizio; inoltre è l'interfaccia è stata pensata per funzionare con un numero più limitato possibile di operazione da eseguire e per essere intuitiva. Anche i cambiamenti apportati alla classificazione da parte dell'utente in questa fase di validazione vengono salvati su un database. La classificazione e la validazione vengono poi confrontati per creare il groundtruth e quindi un dataset pulito di facce adatte per essere utilizzate nell'addestramento di un cnn.</text:p>
      <text:h text:style-name="P19" text:outline-level="1">Experiments</text:h>
      <text:p text:style-name="P7"/>
      <text:p text:style-name="P13"><text:tab/>Per verificare la bontà di tale procedura sono stati fatti esperimenti con due diversi insiemi di dataset. Una contente identità quali celebrità, attori etc l'altro contente identità come calciatori. Le prime erano una selezione delle identità con cui la rete usa per estrarre il classificatore era stata addestrata. </text:p>
      <text:p text:style-name="P13">Per verificare la precisione della classificazione sono state prese 50 identità del primo insieme e 50 dal secondo. Sono state eseguite tutte le fasi della procedura fino alla classificazione. Infine è stata effettuata la parte di validazione visuale tramite l'interfaccia web creata. Sfruttando così la validazione è stato possibile creare un groundtruth contro il quale confrontare i risultatai della procedura automatica fino alla classificazione. I risultati ottenuto sono promettenete (mostrare e rifare etc).</text:p>
      <text:h text:style-name="P20" text:outline-level="1">Conclusions</text:h>
      <text:p text:style-name="P6"/>
      <text:p text:style-name="P13"><text:tab/>La procedura implementa mostra risultati promettenti. Tuttavia ci sono diverse questioni da discutere ed aspetti da migliorare. </text:p>
      <text:p text:style-name="P13"><text:soft-page-break/>- instabilità nell'usare i motori di ricerca, parsin ad hoc, perchè possono essere soggetti a modifiche e quindi in futuro la pipeline così come è potrebbe non funzionare più, ma occorrerebbe riscrivere il parsing o cambiare motore di ricerca, infatti non tutti permetto di ottenere i link alle immagini originale, ma solo alle thumbnails, troppo piccole per essere usate. </text:p>
      <text:p text:style-name="P13">- duplicate removal usando vlfeat migliorabile perchè ha solo kmeans o comunque clustering in cui bisogna prespecificare il numero di cluster da ottenere. Inoltre spesso le immagini vengono considerate diverse anche se contenutisticamente sono uguali, perchè ci sono differenze in termini di qualità, risoluzione, etc che rendono quindi i descrittori vlad suscettibli a tali differenze e quindi le immagini non vengono considerate uguale e messe nello stesso clusters, impendento una corretta rimozione del duplicato. </text:p>
      <text:p text:style-name="P13">- problema già citato con la parte di training, ovvero dataset non pulito in generale. </text:p>
      <text:p text:style-name="P13">- presenza di identità non ottimali, con nomi poco conosciuti o troppo generici producono insiemi di immagini troppo rumorose, rendono necessario eliminare tale identità dalla lista, cosa possibli nella fase di validazione facendo doppio click sull'immagine di riferimento dell'identità, che diventerà con sfondo rosso. </text:p>
      <text:p text:style-name="P13">- procedura lenta, soprattutto dovuta al numero enorme di immagini che si vogliono ottenere, soprattutto nella fase di classificazione e validazione.</text:p>
      <text:p text:style-name="P6"/>
      <text:p text:style-name="P25"/>
      <text:h text:style-name="P21" text:outline-level="1"/>
      <text:h text:style-name="P21" text:outline-level="1">References</text:h>
      <text:p text:style-name="P14"/>
      <text:list xml:id="list535351599888800421" text:style-name="WW8Num2">
        <text:list-item>
          <text:p text:style-name="P31">O. Surinka, M. Holtkamp, F. Karabaa, J.P. van Oosten, L. Schomaker and M. Wiering. A* Path Planning for Line Segmentation of Handwritten Documents, 14<text:span text:style-name="T8">th</text:span><text:span text:style-name="T9"> Internationl Conference on Frontiers in Handwriting recognition, </text:span><text:span text:style-name="T10">2014.</text:span></text:p>
        </text:list-item>
        <text:list-item>
          <text:p text:style-name="P32">J. Sauvola, M. Pietikainen. Adaptive document image binarization, Pattern Recognition 33 (2000) 225-236, 1999.</text:p>
        </text:list-item>
        <text:list-item>
          <text:p text:style-name="P33"><text:span text:style-name="T3">C. Wolf, J.M. Jolion and F. Chassaing, </text:span><text:span text:style-name="T2">Text Localization, Enhancement and Binarization in Multimedia Documents</text:span><text:span text:style-name="T5">, </text:span><text:span text:style-name="T4">Proceedings of the International Conference on Pattern Recognition (ICPR),</text:span><text:span text:style-name="T6"> </text:span><text:span text:style-name="T1">volume 4, pages 1037-1040, IEEE Computer Society. August 11th-15th, 2002, Quebec City, Canada. 4 pages.</text:span></text:p>
        </text:list-item>
        <text:list-item>
          <text:p text:style-name="P34"><text:span text:style-name="T11">Y. Kzlov, T. Weinkauf, </text:span><text:span text:style-name="T7">Max Planck Institute for Informatics, Saarbrücken, </text:span><text:span text:style-name="T11">https://github.com/yeara/Persistence1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 svg:font-family="'Lohit Hindi'"/>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56cm" style:writing-mode="lr-tb"/>
      <style:text-properties style:use-window-font-color="true" style:font-name="Liberation Serif" fo:font-size="12pt" fo:language="it" fo:country="IT"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writing-mode="lr-tb"/>
      <style:text-properties style:use-window-font-color="true" style:font-name="Times New Roman" fo:font-family="'Times New Roman'" style:font-family-generic="roman" style:font-pitch="variable" fo:font-size="10pt" fo:language="en" fo:country="US" style:font-name-asian="宋体" style:font-family-asian="宋体, SimSu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text-align="center" style:justify-single-word="false"/>
      <style:text-properties fo:font-size="14pt" fo:font-weight="bold" style:letter-kerning="true" style:font-size-asian="14pt" style:font-weight-asian="bold" style:font-size-complex="2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41cm" loext:contextual-spacing="false" fo:keep-with-next="always"/>
      <style:text-properties fo:font-size="12pt" fo:font-weight="bold" style:letter-kerning="true" style:font-size-asian="12pt" style:font-weight-asian="bold" style:font-size-complex="12pt"/>
    </style:style>
    <style:style style:name="Heading_20_2" style:display-name="Heading 2" style:family="paragraph" style:parent-style-name="Standard" style:next-style-name="Standard" style:default-outline-level="2" style:class="text">
      <style:paragraph-properties fo:margin-left="1.02cm" fo:margin-right="0cm" fo:margin-top="0.423cm" fo:margin-bottom="0.212cm" loext:contextual-spacing="false" fo:text-indent="-1.02cm" style:auto-text-indent="false" fo:keep-with-next="always"/>
      <style:text-properties fo:font-size="11pt" fo:font-weight="bold" style:font-size-asian="11pt" style:font-weight-asian="bold" style:font-style-complex="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8pt" style:font-size-asian="8pt" style:font-size-complex="8pt"/>
    </style:style>
    <style:style style:name="Abstract" style:family="paragraph" style:parent-style-name="Standard" style:next-style-name="Standard">
      <style:paragraph-properties fo:margin-left="0cm" fo:margin-right="0cm" fo:margin-top="0.035cm" fo:margin-bottom="0cm" loext:contextual-spacing="false" fo:text-align="justify" style:justify-single-word="false" fo:text-indent="0.356cm" style:auto-text-indent="false"/>
      <style:text-properties fo:font-style="italic" style:font-style-asian="italic" style:font-size-complex="9pt" style:font-weight-complex="bold"/>
    </style:style>
    <style:style style:name="Authors" style:family="paragraph" style:parent-style-name="Standard" style:next-style-name="Standard">
      <style:paragraph-properties fo:margin-top="0cm" fo:margin-bottom="0.564cm" loext:contextual-spacing="false" fo:text-align="center" style:justify-single-word="false"/>
      <style:text-properties fo:font-size="11pt" style:font-size-asian="11pt" style:font-size-complex="11pt"/>
    </style:style>
    <style:style style:name="Footnote" style:family="paragraph" style:parent-style-name="Standard" style:class="extra">
      <style:paragraph-properties fo:margin-left="0cm" fo:margin-right="0cm" fo:text-align="justify" style:justify-single-word="false" fo:text-indent="0.356cm" style:auto-text-indent="false"/>
      <style:text-properties fo:font-size="8pt" style:font-size-asian="8pt" style:font-size-complex="8pt"/>
    </style:style>
    <style:style style:name="References" style:family="paragraph" style:parent-style-name="Standard" style:list-style-name="WW8Num2">
      <style:paragraph-properties fo:margin-left="0.635cm" fo:margin-right="0cm" fo:text-align="justify" style:justify-single-word="false" fo:text-indent="-0.635cm" style:auto-text-indent="false"/>
      <style:text-properties fo:font-size="9pt" style:font-size-asian="9pt" style:font-size-complex="8pt"/>
    </style:style>
    <style:style style:name="IndexTerms" style:family="paragraph" style:parent-style-name="Standard" style:next-style-name="Standard">
      <style:paragraph-properties fo:margin-left="0cm" fo:margin-right="0cm" fo:text-align="justify" style:justify-single-word="false" fo:text-indent="0.356cm" style:auto-text-indent="false"/>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Helvetica" fo:font-family="Helvetica, Arial" style:font-family-generic="swiss" style:font-pitch="variable" fo:font-size="9pt" style:font-size-asian="9pt" style:font-name-complex="Helvetica" style:font-family-complex="Helvetica, Arial" style:font-family-generic-complex="swiss" style:font-pitch-complex="variable"/>
    </style:style>
    <style:style style:name="Text" style:family="paragraph" style:parent-style-name="Standard" style:class="extra">
      <style:paragraph-properties fo:margin-left="0cm" fo:margin-right="0cm" fo:text-align="justify" style:justify-single-word="false" fo:orphans="0" fo:widows="0" fo:text-indent="0.36cm" style:auto-text-indent="false"/>
    </style:style>
    <style:style style:name="Figure_20_Caption" style:display-name="Figure Caption" style:family="paragraph" style:parent-style-name="Standard">
      <style:paragraph-properties fo:text-align="justify" style:justify-single-word="false"/>
      <style:text-properties fo:font-size="9pt" style:font-size-asian="9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fo:color="#0000ff" style:font-name="Helvetica" fo:font-family="Helvetica, Arial" style:font-family-generic="swiss" style:font-pitch="variable" fo:font-size="9pt" style:font-size-asian="9pt" style:font-name-complex="Helvetica" style:font-family-complex="Helvetica, Arial" style:font-family-generic-complex="swiss" style:font-pitch-complex="variable"/>
    </style:style>
    <style:style style:name="Equation" style:family="paragraph" style:parent-style-name="Standard" style:next-style-name="Standard">
      <style:paragraph-properties fo:line-height="105%" fo:text-align="justify" style:justify-single-word="false" fo:orphans="0" fo:widows="0">
        <style:tab-stops>
          <style:tab-stop style:position="8.89cm" style:type="right"/>
        </style:tab-stops>
      </style:paragraph-properties>
    </style:style>
    <style:style style:name="Text_20_body_20_indent" style:display-name="Text body indent" style:family="paragraph" style:parent-style-name="Standard" style:class="text">
      <style:paragraph-properties fo:margin-left="1.111cm" fo:margin-right="0cm" fo:text-indent="-1.111cm" style:auto-text-indent="false"/>
      <style:text-properties style:font-size-complex="12pt"/>
    </style:style>
    <style:style style:name="题注" style:family="paragraph" style:parent-style-name="Standard" style:next-style-name="Standard">
      <style:text-properties fo:font-weight="bold" style:font-weight-asian="bold" style:font-weight-complex="bold"/>
    </style:style>
    <style:style style:name="批注文字" style:family="paragraph" style:parent-style-name="Standard"/>
    <style:style style:name="批注主题" style:family="paragraph" style:parent-style-name="批注文字" style:next-style-name="批注文字">
      <style:text-properties fo:font-weight="bold" style:font-weight-asian="bold" style:font-weight-complex="bold"/>
    </style:style>
    <style:style style:name="修订"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en" fo:country="US" style:font-name-asian="宋体" style:font-family-asian="宋体, SimSu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批注框文本"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普通_28_网站_29_" style:display-name="普通(网站)" style:family="paragraph" style:parent-style-name="Standard">
      <style:paragraph-properties fo:margin-top="0.176cm" fo:margin-bottom="0.176cm" loext:contextual-spacing="false" style:text-autospace="ideograph-alpha"/>
      <style:text-properties style:font-name="宋体" fo:font-family="宋体, SimSun" style:font-pitch="variable" fo:font-size="12pt" style:font-name-asian="宋体" style:font-family-asian="宋体, SimSun" style:font-pitch-asian="variable" style:font-size-asian="12pt" style:language-asian="zh" style:country-asian="CN" style:font-name-complex="宋体" style:font-family-complex="宋体, SimSun" style:font-pitch-complex="variable" style:font-size-complex="12pt"/>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 style:family="paragraph" style:parent-style-name="Caption"/>
    <style:style style:name="Fig" style:family="paragraph" style:parent-style-name="Caption"/>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Times New Roman" fo:font-family="'Times New Roman'" style:font-family-generic="roman" style:font-pitch="variable" style:font-name-asian="宋体" style:font-family-asian="宋体, SimSu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Absatz-Standardschriftart" style:family="text"/>
    <style:style style:name="WW-Absatz-Standardschriftart" style:family="text"/>
    <style:style style:name="WW8Num8z0" style:family="text">
      <style:text-properties style:font-name="Times New Roman" fo:font-family="'Times New Roman'" style:font-family-generic="roman" style:font-pitch="variable" style:font-name-asian="宋体" style:font-family-asian="宋体, SimSun" style:font-pitch-asian="variable" style:font-name-complex="Times New Roman" style:font-family-complex="'Times New Roman'" style:font-family-generic-complex="roman" style:font-pitch-complex="variable"/>
    </style:style>
    <style:style style:name="默认段落字体" style:family="text"/>
    <style:style style:name="MemberType"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otnote_20_Symbol" style:display-name="Footnote Symbol" style:family="text">
      <style:text-properties style:text-position="super 58%"/>
    </style:style>
    <style:style style:name="Internet_20_link" style:display-name="Internet link" style:family="text">
      <style:text-properties fo:color="#993366" style:font-name="Courier" fo:font-family="Courier, 'Courier New'" style:font-family-generic="modern" style:text-underline-style="solid" style:text-underline-width="auto" style:text-underline-color="font-color" style:font-name-complex="Courier" style:font-family-complex="Courier, 'Courier New'" style:font-family-generic-complex="modern"/>
    </style:style>
    <style:style style:name="Visited_20_Internet_20_Link" style:display-name="Visited Internet Link" style:family="text">
      <style:text-properties fo:color="#800080" style:text-underline-style="solid" style:text-underline-width="auto" style:text-underline-color="font-color"/>
    </style:style>
    <style:style style:name="Page_20_Number" style:display-name="Page Number" style:family="text" style:parent-style-name="默认段落字体"/>
    <style:style style:name="标题_20_1_20_Char" style:display-name="标题 1 Char" style:family="text">
      <style:text-properties fo:font-size="12pt" fo:language="en" fo:country="US" fo:font-weight="bold" style:letter-kerning="true" style:font-size-asian="12pt" style:font-weight-asian="bold" style:font-size-complex="12pt" style:language-complex="ar" style:country-complex="SA"/>
    </style:style>
    <style:style style:name="Text_20_Char" style:display-name="Text Char" style:family="text">
      <style:text-properties fo:language="en" fo:country="US" style:language-complex="ar" style:country-complex="SA"/>
    </style:style>
    <style:style style:name="批注引用" style:family="text">
      <style:text-properties fo:font-size="8pt" style:font-size-asian="8pt" style:font-size-complex="8pt"/>
    </style:style>
    <style:style style:name="批注文字_20_Char" style:display-name="批注文字 Char" style:family="text" style:parent-style-name="默认段落字体"/>
    <style:style style:name="批注主题_20_Char" style:display-name="批注主题 Char" style:family="text">
      <style:text-properties fo:font-weight="bold" style:font-weight-asian="bold" style:font-weight-complex="bold"/>
    </style:style>
    <style:style style:name="批注框文本_20_Char" style:display-name="批注框文本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_20_anchor_20__28_user_29_" style:display-name="Footnote anchor (use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_20__28_user_29_" style:display-name="Endnote anchor (user)"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WW8Num1z1"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space" fo:text-indent="-0.762cm" fo:margin-left="0.762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75cm" fo:margin-left="1.106cm"/>
        </style:list-level-properties>
      </text:list-level-style-number>
      <text:list-level-style-number text:level="2" text:style-name="WW8Num3z0" style:num-prefix="(" style:num-suffix=")" style:num-format="a" style:num-letter-sync="true">
        <style:list-level-properties text:list-level-position-and-space-mode="label-alignment">
          <style:list-level-label-alignment text:label-followed-by="listtab" fo:text-indent="-0.751cm" fo:margin-left="1.857cm"/>
        </style:list-level-properties>
      </text:list-level-style-number>
      <text:list-level-style-number text:level="3" text:style-name="WW8Num3z2" style:num-suffix="." style:num-format="1">
        <style:list-level-properties text:list-level-position-and-space-mode="label-alignment">
          <style:list-level-label-alignment text:label-followed-by="listtab" fo:text-indent="-0.75cm" fo:margin-left="2.607cm"/>
        </style:list-level-properties>
      </text:list-level-style-number>
      <text:list-level-style-number text:level="4" text:style-name="WW8Num3z3" style:num-suffix="." style:num-format="a" style:num-letter-sync="true">
        <style:list-level-properties text:list-level-position-and-space-mode="label-alignment">
          <style:list-level-label-alignment text:label-followed-by="listtab" fo:text-indent="-0.499cm" fo:margin-left="3.106cm"/>
        </style:list-level-properties>
      </text:list-level-style-number>
      <text:list-level-style-number text:level="5" text:style-name="WW8Num3z4" style:num-suffix="." style:num-format="1">
        <style:list-level-properties text:list-level-position-and-space-mode="label-alignment">
          <style:list-level-label-alignment text:label-followed-by="listtab" fo:text-indent="-0.75cm" fo:margin-left="3.856cm"/>
        </style:list-level-properties>
      </text:list-level-style-number>
      <text:list-level-style-number text:level="6" text:style-name="WW8Num3z5" style:num-suffix="." style:num-format="a" style:num-letter-sync="true">
        <style:list-level-properties text:list-level-position-and-space-mode="label-alignment">
          <style:list-level-label-alignment text:label-followed-by="listtab" fo:text-indent="-0.75cm" fo:margin-left="4.606cm"/>
        </style:list-level-properties>
      </text:list-level-style-number>
      <text:list-level-style-number text:level="7" text:style-name="WW8Num3z6" style:num-suffix="." style:num-format="i">
        <style:list-level-properties text:list-level-position-and-space-mode="label-alignment">
          <style:list-level-label-alignment text:label-followed-by="listtab" fo:text-indent="-0.751cm" fo:margin-left="5.357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75cm" fo:margin-left="6.107cm"/>
        </style:list-level-properties>
      </text:list-level-style-number>
      <text:list-level-style-number text:level="9" text:style-name="WW8Num3z8" style:num-suffix="." style:num-format="i">
        <style:list-level-properties text:list-level-position-and-space-mode="label-alignment">
          <style:list-level-label-alignment text:label-followed-by="listtab" fo:text-indent="-0.75cm" fo:margin-left="6.8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align="center" style:justify-single-word="false" fo:text-indent="0cm" style:auto-text-indent="false"/>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0.76cm" fo:margin-bottom="0.76cm" fo:margin-left="1.614cm" fo:margin-right="1.591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columns fo:column-count="2" fo:column-gap="0.801cm">
          <style:column style:rel-width="32767*" fo:start-indent="0cm" fo:end-indent="0.4cm"/>
          <style:column style:rel-width="32768*" fo:start-indent="0.4cm" fo:end-indent="0cm"/>
        </style:columns>
        <style:footnote-sep style:width="0.018cm" style:distance-before-sep="0.101cm" style:distance-after-sep="0.101cm" style:line-style="solid" style:adjustment="left" style:rel-width="25%" style:color="#000000"/>
      </style:page-layout-properties>
      <style:header-style>
        <style:header-footer-properties fo:min-height="1.78cm" fo:margin-left="0cm" fo:margin-right="0cm" fo:margin-bottom="1.681cm" style:dynamic-spacing="true"/>
      </style:header-style>
      <style:footer-style>
        <style:header-footer-properties fo:min-height="2.101cm" fo:margin-left="0cm" fo:margin-right="0cm" fo:margin-top="2.002cm" style:dynamic-spacing="true"/>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dc:subject>IEEE Transactions on Magnetics </dc:subject>
    <meta:initial-creator>-</meta:initial-creator>
    <meta:creation-date>2008-08-26T19:56:00</meta:creation-date>
    <dc:date>2016-06-06T12:17:16.941000000</dc:date>
    <meta:print-date>2016-06-01T13:26:23.783411367</meta:print-date>
    <meta:editing-cycles>544</meta:editing-cycles>
    <meta:editing-duration>PT17H1M49S</meta:editing-duration>
    <meta:generator>LibreOffice/4.4.5.2$Windows_x86 LibreOffice_project/a22f674fd25a3b6f45bdebf25400ed2adff0ff99</meta:generator>
    <meta:printed-by>saverio </meta:printed-by>
    <meta:document-statistic meta:table-count="0" meta:image-count="0" meta:object-count="0" meta:page-count="4" meta:paragraph-count="45" meta:word-count="2642" meta:character-count="17459" meta:non-whitespace-character-count="14845"/>
  </office:meta>
</office:document-meta>
</file>